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cturneSerif-Regular" svg:font-family="NocturneSerif-Regular" style:font-family-generic="roman" style:font-pitch="variable"/>
    <style:font-face style:name="NocturneSerif-Regular1" svg:font-family="NocturneSerif-Regular" style:font-family-generic="swiss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6.201cm"/>
    </style:style>
    <style:style style:name="Tableau1.B" style:family="table-column">
      <style:table-column-properties style:column-width="0.794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row-height="0.06cm"/>
    </style:style>
    <style:style style:name="Tableau1.A2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pl" fo:country="PL" fo:font-weight="normal" officeooo:paragraph-rsid="000faeef" style:font-size-asian="7pt" style:font-weight-asian="normal" style:font-size-complex="7pt" style:font-weight-complex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a767e" style:font-size-asian="7pt" style:font-size-complex="7p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db3a9" style:font-size-asian="7pt" style:font-size-complex="7p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dbb9e" style:font-size-asian="7pt" style:font-size-complex="7p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faeef" style:font-size-asian="7pt" style:font-size-complex="7p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10abae" style:font-size-asian="7pt" style:font-size-complex="7p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1200d6" style:font-size-asian="7pt" style:font-size-complex="7p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166a2b" style:font-size-asian="7pt" style:font-size-complex="7pt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1ade59" style:font-size-asian="7pt" style:font-size-complex="7p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fc353" style:font-size-asian="7pt" style:font-size-complex="7pt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rsid="001da4e3" officeooo:paragraph-rsid="001da4e3" style:font-size-asian="7pt" style:font-size-complex="7p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rsid="001da4e3" officeooo:paragraph-rsid="00253167" style:font-size-asian="7pt" style:font-size-complex="7p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rsid="001da4e3" officeooo:paragraph-rsid="0026e3f8" style:font-size-asian="7pt" style:font-size-complex="7pt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justify" style:justify-single-word="false" fo:background-color="#ffffff" fo:padding="0cm" fo:border="none"/>
      <style:text-properties style:font-name="Liberation Sans" fo:font-size="7pt" fo:language="en" fo:country="GB" officeooo:rsid="001da4e3" officeooo:paragraph-rsid="001da4e3" style:font-size-asian="7pt" style:font-size-complex="7pt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justify" style:justify-single-word="false" fo:background-color="#ffffff" fo:padding="0cm" fo:border="none"/>
      <style:text-properties style:font-name="Liberation Sans" fo:font-size="7pt" fo:language="en" fo:country="GB" officeooo:rsid="00253167" officeooo:paragraph-rsid="00253167" style:font-size-asian="7pt" style:font-size-complex="7p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officeooo:paragraph-rsid="000a767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justify" style:justify-single-word="false" fo:background-color="#ffffff" fo:padding="0cm" fo:border="none"/>
      <style:text-properties style:font-name="Liberation Sans" fo:font-size="7pt" officeooo:rsid="001da4e3" officeooo:paragraph-rsid="001da4e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7pt" officeooo:rsid="001da4e3" officeooo:paragraph-rsid="001da4e3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7pt" officeooo:rsid="001da4e3" officeooo:paragraph-rsid="001da4e3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7pt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2pt" officeooo:rsid="001da4e3" officeooo:paragraph-rsid="001da4e3" style:font-size-asian="1.75pt" style:font-size-complex="2pt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0a767e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0dbb9e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0faeef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10abae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238793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1200d6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26e3f8"/>
    </style:style>
    <style:style style:name="P30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officeooo:paragraph-rsid="002a4ab8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fo:color="#000000" loext:opacity="100%" style:font-name="Liberation Sans" fo:font-size="7pt" fo:language="pl" fo:country="PL" fo:font-weight="normal" officeooo:paragraph-rsid="00166a2b" style:font-size-asian="7pt" style:font-weight-asian="normal" style:font-size-complex="7pt" style:font-weight-complex="normal" loext:padding="0cm" loext:border="none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center" style:justify-single-word="false" fo:background-color="#ffffff" fo:padding="0cm" fo:border="none"/>
      <style:text-properties officeooo:paragraph-rsid="00166a2b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justify" style:justify-single-word="false" fo:background-color="#ffffff" fo:padding="0cm" fo:border="none"/>
      <style:text-properties officeooo:paragraph-rsid="001da4e3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faeef" style:font-size-asian="7pt" style:font-size-complex="7pt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31b247" style:font-size-asian="7pt" style:font-size-complex="7pt"/>
    </style:style>
    <style:style style:name="P36" style:family="paragraph" style:parent-style-name="Text_20_body">
      <loext:graphic-properties draw:fill="solid" draw:fill-color="#ffffff" draw:opacity="100%"/>
      <style:paragraph-properties fo:margin-top="0cm" fo:margin-bottom="0cm" style:contextual-spacing="false" fo:text-align="start" style:justify-single-word="false" fo:background-color="#ffffff" fo:padding="0cm" fo:border="none"/>
      <style:text-properties style:font-name="Liberation Sans" fo:font-size="7pt" fo:language="en" fo:country="GB" officeooo:paragraph-rsid="000fc353" style:font-size-asian="7pt" style:font-size-complex="7pt"/>
    </style:style>
    <style:style style:name="T1" style:family="text">
      <style:text-properties style:font-name="Liberation Sans" fo:font-size="7pt" fo:language="pl" fo:country="PL" fo:font-weight="normal" officeooo:rsid="000dbb9e" style:font-size-asian="7pt" style:font-weight-asian="normal" style:font-size-complex="7pt" style:font-weight-complex="normal" loext:padding="0cm" loext:border="none"/>
    </style:style>
    <style:style style:name="T2" style:family="text">
      <style:text-properties style:font-name="Liberation Sans" fo:font-size="7pt" fo:language="pl" fo:country="PL" fo:font-weight="normal" officeooo:rsid="001200d6" style:font-size-asian="7pt" style:font-weight-asian="normal" style:font-size-complex="7pt" style:font-weight-complex="normal" loext:padding="0cm" loext:border="none"/>
    </style:style>
    <style:style style:name="T3" style:family="text">
      <style:text-properties style:font-name="Liberation Sans" fo:font-size="7pt" fo:language="pl" fo:country="PL" fo:font-weight="normal" officeooo:rsid="000faeef" style:font-size-asian="7pt" style:font-weight-asian="normal" style:font-size-complex="7pt" style:font-weight-complex="normal" loext:padding="0cm" loext:border="none"/>
    </style:style>
    <style:style style:name="T4" style:family="text">
      <style:text-properties style:font-name="Liberation Sans" fo:font-size="7pt" fo:language="pl" fo:country="PL" fo:font-weight="normal" officeooo:rsid="000fc353" style:font-size-asian="7pt" style:font-weight-asian="normal" style:font-size-complex="7pt" style:font-weight-complex="normal" loext:padding="0cm" loext:border="none"/>
    </style:style>
    <style:style style:name="T5" style:family="text">
      <style:text-properties style:font-name="Liberation Sans" fo:font-size="7pt" fo:language="pl" fo:country="PL" fo:font-weight="normal" officeooo:rsid="0010abae" style:font-size-asian="7pt" style:font-weight-asian="normal" style:font-size-complex="7pt" style:font-weight-complex="normal" loext:padding="0cm" loext:border="none"/>
    </style:style>
    <style:style style:name="T6" style:family="text">
      <style:text-properties style:font-name="Liberation Sans" fo:font-size="7pt" fo:language="pl" fo:country="PL" fo:font-weight="normal" officeooo:rsid="000a767e" style:font-size-asian="7pt" style:font-weight-asian="normal" style:font-size-complex="7pt" style:font-weight-complex="normal" loext:padding="0cm" loext:border="none"/>
    </style:style>
    <style:style style:name="T7" style:family="text">
      <style:text-properties style:font-name="Liberation Sans" fo:font-size="7pt" fo:language="pl" fo:country="PL" fo:font-weight="normal" officeooo:rsid="001803a6" style:font-size-asian="7pt" style:font-weight-asian="normal" style:font-size-complex="7pt" style:font-weight-complex="normal" loext:padding="0cm" loext:border="none"/>
    </style:style>
    <style:style style:name="T8" style:family="text">
      <style:text-properties style:font-name="Liberation Sans" fo:font-size="7pt" fo:language="pl" fo:country="PL" fo:font-weight="normal" officeooo:rsid="00166a2b" style:font-size-asian="7pt" style:font-weight-asian="normal" style:font-size-complex="7pt" style:font-weight-complex="normal" loext:padding="0cm" loext:border="none"/>
    </style:style>
    <style:style style:name="T9" style:family="text">
      <style:text-properties style:font-name="Liberation Sans" fo:font-size="7pt" fo:language="pl" fo:country="PL" fo:font-weight="normal" officeooo:rsid="001ade59" style:font-size-asian="7pt" style:font-weight-asian="normal" style:font-size-complex="7pt" style:font-weight-complex="normal" loext:padding="0cm" loext:border="none"/>
    </style:style>
    <style:style style:name="T10" style:family="text">
      <style:text-properties style:font-name="Liberation Sans" fo:font-size="7pt" fo:language="pl" fo:country="PL" fo:font-weight="normal" officeooo:rsid="001d9365" style:font-size-asian="7pt" style:font-weight-asian="normal" style:font-size-complex="7pt" style:font-weight-complex="normal" loext:padding="0cm" loext:border="none"/>
    </style:style>
    <style:style style:name="T11" style:family="text">
      <style:text-properties style:font-name="Liberation Sans" fo:font-size="7pt" fo:language="pl" fo:country="PL" fo:font-weight="normal" officeooo:rsid="00238793" style:font-size-asian="7pt" style:font-weight-asian="normal" style:font-size-complex="7pt" style:font-weight-complex="normal" loext:padding="0cm" loext:border="none"/>
    </style:style>
    <style:style style:name="T12" style:family="text">
      <style:text-properties style:font-name="Liberation Sans" fo:font-size="7pt" fo:language="pl" fo:country="PL" fo:font-weight="normal" officeooo:rsid="00253167" style:font-size-asian="7pt" style:font-weight-asian="normal" style:font-size-complex="7pt" style:font-weight-complex="normal" loext:padding="0cm" loext:border="none"/>
    </style:style>
    <style:style style:name="T13" style:family="text">
      <style:text-properties style:font-name="Liberation Sans" fo:font-size="7pt" fo:language="pl" fo:country="PL" fo:font-weight="normal" officeooo:rsid="0026e3f8" style:font-size-asian="7pt" style:font-weight-asian="normal" style:font-size-complex="7pt" style:font-weight-complex="normal" loext:padding="0cm" loext:border="none"/>
    </style:style>
    <style:style style:name="T14" style:family="text">
      <style:text-properties style:font-name="Liberation Sans" fo:font-size="7pt" fo:language="pl" fo:country="PL" fo:font-weight="normal" officeooo:rsid="00285cf9" style:font-size-asian="7pt" style:font-weight-asian="normal" style:font-size-complex="7pt" style:font-weight-complex="normal" loext:padding="0cm" loext:border="none"/>
    </style:style>
    <style:style style:name="T15" style:family="text">
      <style:text-properties style:font-name="Liberation Sans" fo:font-size="7pt" fo:language="pl" fo:country="PL" fo:font-weight="normal" officeooo:rsid="0031b247" style:font-size-asian="7pt" style:font-weight-asian="normal" style:font-size-complex="7pt" style:font-weight-complex="normal" loext:padding="0cm" loext:border="none"/>
    </style:style>
    <style:style style:name="T16" style:family="text">
      <style:text-properties style:font-name="Liberation Sans" fo:language="pl" fo:country="PL" fo:font-weight="normal" officeooo:rsid="000a767e" style:font-weight-asian="normal" style:font-weight-complex="normal" loext:padding="0cm" loext:border="none"/>
    </style:style>
    <style:style style:name="T17" style:family="text">
      <style:text-properties style:font-name="Liberation Sans" fo:language="pl" fo:country="PL" fo:font-weight="normal" officeooo:rsid="000dbb9e" style:font-weight-asian="normal" style:font-weight-complex="normal" loext:padding="0cm" loext:border="none"/>
    </style:style>
    <style:style style:name="T18" style:family="text">
      <style:text-properties style:font-name="Liberation Sans" fo:language="pl" fo:country="PL" fo:font-weight="normal" officeooo:rsid="000faeef" style:font-weight-asian="normal" style:font-weight-complex="normal" loext:padding="0cm" loext:border="none"/>
    </style:style>
    <style:style style:name="T19" style:family="text">
      <style:text-properties style:font-name="Liberation Sans" fo:language="pl" fo:country="PL" fo:font-weight="normal" officeooo:rsid="00198dd5" style:font-weight-asian="normal" style:font-weight-complex="normal" loext:padding="0cm" loext:border="none"/>
    </style:style>
    <style:style style:name="T20" style:family="text">
      <style:text-properties fo:color="#000000" loext:opacity="100%" style:font-name="Liberation Sans" fo:font-size="7pt" fo:language="pl" fo:country="PL" fo:font-weight="normal" officeooo:rsid="000a767e" style:font-size-asian="7pt" style:font-weight-asian="normal" style:font-size-complex="7pt" style:font-weight-complex="normal" loext:padding="0cm" loext:border="none"/>
    </style:style>
    <style:style style:name="T21" style:family="text">
      <style:text-properties fo:color="#000000" loext:opacity="100%" style:font-name="Liberation Sans" fo:font-size="7pt" fo:language="pl" fo:country="PL" fo:font-weight="normal" officeooo:rsid="000c0905" style:font-size-asian="7pt" style:font-weight-asian="normal" style:font-size-complex="7pt" style:font-weight-complex="normal" loext:padding="0cm" loext:border="none"/>
    </style:style>
    <style:style style:name="T22" style:family="text">
      <style:text-properties fo:color="#000000" loext:opacity="100%" style:font-name="Liberation Sans" fo:font-size="7pt" fo:language="pl" fo:country="PL" fo:font-weight="normal" officeooo:rsid="000dbb9e" style:font-size-asian="7pt" style:font-weight-asian="normal" style:font-size-complex="7pt" style:font-weight-complex="normal" loext:padding="0cm" loext:border="none"/>
    </style:style>
    <style:style style:name="T23" style:family="text">
      <style:text-properties fo:color="#000000" loext:opacity="100%" style:font-name="Liberation Sans" fo:font-size="7pt" fo:language="pl" fo:country="PL" fo:font-weight="normal" officeooo:rsid="0012967e" style:font-size-asian="7pt" style:font-weight-asian="normal" style:font-size-complex="7pt" style:font-weight-complex="normal" loext:padding="0cm" loext:border="none"/>
    </style:style>
    <style:style style:name="T24" style:family="text">
      <style:text-properties fo:color="#000000" loext:opacity="100%" style:font-name="Liberation Sans" fo:font-size="7pt" fo:language="pl" fo:country="PL" fo:font-weight="normal" officeooo:rsid="001ade59" style:font-size-asian="7pt" style:font-weight-asian="normal" style:font-size-complex="7pt" style:font-weight-complex="normal" loext:padding="0cm" loext:border="none"/>
    </style:style>
    <style:style style:name="T25" style:family="text">
      <style:text-properties fo:color="#000000" loext:opacity="100%" style:font-name="Liberation Sans" fo:font-size="7pt" fo:language="pl" fo:country="PL" fo:font-weight="normal" officeooo:rsid="00166a2b" style:font-size-asian="7pt" style:font-weight-asian="normal" style:font-size-complex="7pt" style:font-weight-complex="normal" loext:padding="0cm" loext:border="none"/>
    </style:style>
    <style:style style:name="T26" style:family="text">
      <style:text-properties fo:color="#000000" loext:opacity="100%" style:font-name="Liberation Sans" fo:font-size="7pt" fo:language="pl" fo:country="PL" fo:font-weight="normal" officeooo:rsid="001d9365" style:font-size-asian="7pt" style:font-weight-asian="normal" style:font-size-complex="7pt" style:font-weight-complex="normal" loext:padding="0cm" loext:border="none"/>
    </style:style>
    <style:style style:name="T27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c0905" style:font-size-asian="7pt" style:font-weight-asian="normal" style:font-size-complex="7pt" style:font-weight-complex="normal" loext:padding="0cm" loext:border="none"/>
    </style:style>
    <style:style style:name="T28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0a767e" style:font-size-asian="7pt" style:font-weight-asian="normal" style:font-size-complex="7pt" style:font-weight-complex="normal" loext:padding="0cm" loext:border="none"/>
    </style:style>
    <style:style style:name="T29" style:family="text">
      <style:text-properties fo:color="#000000" loext:opacity="100%" style:font-name="Liberation Sans" fo:font-size="7pt" fo:language="pl" fo:country="PL" style:text-underline-style="solid" style:text-underline-width="auto" style:text-underline-color="font-color" fo:font-weight="normal" officeooo:rsid="0012967e" style:font-size-asian="7pt" style:font-weight-asian="normal" style:font-size-complex="7pt" style:font-weight-complex="normal" loext:padding="0cm" loext:border="none"/>
    </style:style>
    <style:style style:name="T30" style:family="text">
      <style:text-properties fo:color="#000000" loext:opacity="100%" style:font-name="Liberation Sans" fo:language="pl" fo:country="PL" fo:font-weight="normal" officeooo:rsid="000faeef" style:font-weight-asian="normal" style:font-weight-complex="normal" loext:padding="0cm" loext:border="none"/>
    </style:style>
    <style:style style:name="T31" style:family="text">
      <style:text-properties fo:color="#000000" loext:opacity="100%" style:font-name="Liberation Sans" fo:language="pl" fo:country="PL" fo:font-weight="normal" officeooo:rsid="000dbb9e" style:font-weight-asian="normal" style:font-weight-complex="normal" loext:padding="0cm" loext:border="none"/>
    </style:style>
    <style:style style:name="T32" style:family="text">
      <style:text-properties fo:color="#000000" loext:opacity="100%" fo:language="pl" fo:country="PL" style:text-underline-style="solid" style:text-underline-width="auto" style:text-underline-color="font-color" fo:font-weight="normal" officeooo:rsid="000a767e" style:font-weight-asian="normal" style:font-weight-complex="normal" loext:padding="0cm" loext:border="none"/>
    </style:style>
    <style:style style:name="T33" style:family="text">
      <style:text-properties fo:color="#000000" loext:opacity="100%" fo:language="pl" fo:country="PL" fo:font-weight="normal" officeooo:rsid="00166a2b" style:font-weight-asian="normal" style:font-weight-complex="normal" loext:padding="0cm" loext:border="none"/>
    </style:style>
    <style:style style:name="T34" style:family="text">
      <style:text-properties fo:color="#000000" loext:opacity="100%" fo:language="pl" fo:country="PL" fo:font-weight="normal" officeooo:rsid="000a767e" style:font-weight-asian="normal" style:font-weight-complex="normal" loext:padding="0cm" loext:border="none"/>
    </style:style>
    <style:style style:name="T35" style:family="text">
      <style:text-properties fo:color="#000000" loext:opacity="100%" fo:language="pl" fo:country="PL" fo:font-weight="normal" officeooo:rsid="000dbb9e" style:font-weight-asian="normal" style:font-weight-complex="normal" loext:padding="0cm" loext:border="none"/>
    </style:style>
    <style:style style:name="T36" style:family="text">
      <style:text-properties fo:color="#000000" loext:opacity="100%" fo:language="pl" fo:country="PL" fo:font-weight="normal" officeooo:rsid="001ade59" style:font-weight-asian="normal" style:font-weight-complex="normal" loext:padding="0cm" loext:border="none"/>
    </style:style>
    <style:style style:name="T37" style:family="text">
      <style:text-properties fo:color="#000000" loext:opacity="100%" fo:language="pl" fo:country="PL" fo:font-weight="normal" officeooo:rsid="000faeef" style:font-weight-asian="normal" style:font-weight-complex="normal" loext:padding="0cm" loext:border="none"/>
    </style:style>
    <style:style style:name="T38" style:family="text">
      <style:text-properties fo:color="#000000" loext:opacity="100%" fo:language="pl" fo:country="PL" fo:font-weight="normal" officeooo:rsid="00122f66" style:font-weight-asian="normal" style:font-weight-complex="normal" loext:padding="0cm" loext:border="none"/>
    </style:style>
    <style:style style:name="T39" style:family="text">
      <style:text-properties fo:color="#000000" loext:opacity="100%" fo:language="pl" fo:country="PL" fo:font-weight="normal" officeooo:rsid="001803a6" style:font-weight-asian="normal" style:font-weight-complex="normal" loext:padding="0cm" loext:border="none"/>
    </style:style>
    <style:style style:name="T40" style:family="text">
      <style:text-properties fo:language="pl" fo:country="PL" fo:font-weight="normal" officeooo:rsid="000fc353" style:font-weight-asian="normal" style:font-weight-complex="normal" loext:padding="0cm" loext:border="none"/>
    </style:style>
    <style:style style:name="T41" style:family="text">
      <style:text-properties fo:language="pl" fo:country="PL" fo:font-weight="normal" officeooo:rsid="001803a6" style:font-weight-asian="normal" style:font-weight-complex="normal" loext:padding="0cm" loext:border="none"/>
    </style:style>
    <style:style style:name="T42" style:family="text">
      <style:text-properties fo:language="pl" fo:country="PL" fo:font-weight="normal" officeooo:rsid="001d9365" style:font-weight-asian="normal" style:font-weight-complex="normal" loext:padding="0cm" loext:border="none"/>
    </style:style>
    <style:style style:name="T43" style:family="text">
      <style:text-properties fo:language="pl" fo:country="PL" fo:font-weight="normal" officeooo:rsid="000faeef" style:font-weight-asian="normal" style:font-weight-complex="normal" loext:padding="0cm" loext:border="none"/>
    </style:style>
    <style:style style:name="T44" style:family="text">
      <style:text-properties fo:language="pl" fo:country="PL" fo:font-weight="normal" officeooo:rsid="0010abae" style:font-weight-asian="normal" style:font-weight-complex="normal" loext:padding="0cm" loext:border="none"/>
    </style:style>
    <style:style style:name="T45" style:family="text">
      <style:text-properties fo:language="pl" fo:country="PL" fo:font-weight="normal" officeooo:rsid="00238793" style:font-weight-asian="normal" style:font-weight-complex="normal" loext:padding="0cm" loext:border="none"/>
    </style:style>
    <style:style style:name="T46" style:family="text">
      <style:text-properties fo:language="pl" fo:country="PL" fo:font-weight="normal" officeooo:rsid="00253167" style:font-weight-asian="normal" style:font-weight-complex="normal" loext:padding="0cm" loext:border="none"/>
    </style:style>
    <style:style style:name="T47" style:family="text">
      <style:text-properties fo:language="pl" fo:country="PL" fo:font-weight="normal" officeooo:rsid="0026e3f8" style:font-weight-asian="normal" style:font-weight-complex="normal" loext:padding="0cm" loext:border="none"/>
    </style:style>
    <style:style style:name="T48" style:family="text">
      <style:text-properties fo:language="pl" fo:country="PL" fo:font-weight="normal" officeooo:rsid="000a767e" style:font-weight-asian="normal" style:font-weight-complex="normal" loext:padding="0cm" loext:border="none"/>
    </style:style>
    <style:style style:name="T49" style:family="text">
      <style:text-properties fo:language="pl" fo:country="PL" fo:font-weight="normal" officeooo:rsid="000dbb9e" style:font-weight-asian="normal" style:font-weight-complex="normal" loext:padding="0cm" loext:border="none"/>
    </style:style>
    <style:style style:name="T50" style:family="text">
      <style:text-properties fo:language="pl" fo:country="PL" fo:font-weight="normal" officeooo:rsid="00198dd5" style:font-weight-asian="normal" style:font-weight-complex="normal" loext:padding="0cm" loext:border="none"/>
    </style:style>
    <style:style style:name="T51" style:family="text">
      <style:text-properties fo:language="pl" fo:country="PL" fo:font-weight="normal" officeooo:rsid="001ade59" style:font-weight-asian="normal" style:font-weight-complex="normal" loext:padding="0cm" loext:border="none"/>
    </style:style>
    <style:style style:name="T52" style:family="text">
      <style:text-properties fo:language="pl" fo:country="PL" fo:font-weight="normal" officeooo:rsid="001200d6" style:font-weight-asian="normal" style:font-weight-complex="normal" loext:padding="0cm" loext:border="none"/>
    </style:style>
    <style:style style:name="T53" style:family="text">
      <style:text-properties fo:language="pl" fo:country="PL" fo:font-weight="normal" officeooo:rsid="0031b247" style:font-weight-asian="normal" style:font-weight-complex="normal" loext:padding="0cm" loext:border="none"/>
    </style:style>
    <style:style style:name="T54" style:family="text">
      <style:text-properties fo:language="pl" fo:country="PL" fo:font-weight="normal" officeooo:rsid="00307fc0" style:font-weight-asian="normal" style:font-weight-complex="normal" loext:padding="0cm" loext:border="none"/>
    </style:style>
    <style:style style:name="T55" style:family="text">
      <style:text-properties fo:font-weight="normal" officeooo:rsid="00166a2b" style:font-weight-asian="normal" style:font-weight-complex="normal"/>
    </style:style>
    <style:style style:name="T56" style:family="text">
      <style:text-properties fo:font-weight="normal" officeooo:rsid="001ade5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8">Studium możliwości wykorzystania silnika Unity i technologii VR </text:span></text:span><text:span text:style-name="Strong_20_Emphasis"><text:span text:style-name="T7">w</text:span></text:span><text:span text:style-name="Strong_20_Emphasis"><text:span text:style-name="T8"> </text:span></text:span><text:span text:style-name="Strong_20_Emphasis"><text:span text:style-name="T7">s</text:span></text:span><text:span text:style-name="Strong_20_Emphasis"><text:span text:style-name="T8">tworzeni</text:span></text:span><text:span text:style-name="Strong_20_Emphasis"><text:span text:style-name="T7">u</text:span></text:span><text:span text:style-name="Strong_20_Emphasis"><text:span text:style-name="T8"> symulacji medycznej </text:span></text:span><text:span text:style-name="Strong_20_Emphasis"><text:span text:style-name="T7">do </text:span></text:span><text:span text:style-name="Strong_20_Emphasis"><text:span text:style-name="T8">zakładania szwów.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span text:style-name="Strong_20_Emphasis"><text:span text:style-name="T48">Spis treści</text:span></text:span></text:p>
          </table:table-cell>
          <table:table-cell table:style-name="Tableau1.A1" office:value-type="string">
            <text:p text:style-name="P19"/>
          </table:table-cell>
        </table:table-row>
        <table:table-row table:style-name="Tableau1.2"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17"/>
          </table:table-cell>
        </table:table-row>
        <table:table-row>
          <table:table-cell table:style-name="Tableau1.A1" office:value-type="string">
            <text:p text:style-name="P19">Wstęp</text:p>
          </table:table-cell>
          <table:table-cell table:style-name="Tableau1.A1" office:value-type="string">
            <text:p text:style-name="P20">Str.4</text:p>
          </table:table-cell>
        </table:table-row>
        <table:table-row table:style-name="Tableau1.2"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49">Rozdziały i podrozdziały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50">Rozdział I.</text:span></text:span><text:span text:style-name="Strong_20_Emphasis"><text:span text:style-name="T41"> </text:span></text:span><text:span text:style-name="Strong_20_Emphasis"><text:span text:style-name="T49">Omówienie </text:span></text:span><text:span text:style-name="Strong_20_Emphasis"><text:span text:style-name="T51">praktyk medycznych stosowanych przy zszywaniu ran</text:span></text:span><text:span text:style-name="Strong_20_Emphasis"><text:span text:style-name="T43">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3"><text:span text:style-name="Strong_20_Emphasis"><text:span text:style-name="T47">1.1. Wprowadzenie</text:span></text:span></text:p>
          </table:table-cell>
          <table:table-cell table:style-name="Tableau1.A1" office:value-type="string">
            <text:p text:style-name="P20"/>
          </table:table-cell>
        </table:table-row>
        <table:table-row>
          <table:table-cell table:style-name="Tableau1.A1" office:value-type="string">
            <text:p text:style-name="P33"><text:span text:style-name="Strong_20_Emphasis"><text:span text:style-name="T7">1.</text:span></text:span><text:span text:style-name="Strong_20_Emphasis"><text:span text:style-name="T13">2</text:span></text:span><text:span text:style-name="Strong_20_Emphasis"><text:span text:style-name="T7">. </text:span></text:span><text:span text:style-name="Strong_20_Emphasis"><text:span text:style-name="T3">Metody i przyrządy stosowane w medycynie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33"><text:span text:style-name="Strong_20_Emphasis"><text:span text:style-name="T7">1.</text:span></text:span><text:span text:style-name="Strong_20_Emphasis"><text:span text:style-name="T13">3</text:span></text:span><text:span text:style-name="Strong_20_Emphasis"><text:span text:style-name="T7">. </text:span></text:span><text:span text:style-name="Strong_20_Emphasis"><text:span text:style-name="T3">Uzasadnienie wybranych metod. 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8"><text:span text:style-name="Strong_20_Emphasis"><text:span text:style-name="T50">Rozdział II. T</text:span></text:span><text:span text:style-name="Strong_20_Emphasis"><text:span text:style-name="T49">worzenie aplikacji </text:span></text:span><text:span text:style-name="Strong_20_Emphasis"><text:span text:style-name="T43">w Unity – </text:span></text:span><text:span text:style-name="Strong_20_Emphasis"><text:span text:style-name="T52">Uzasadnienie wyboru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41">2.1. </text:span></text:span><text:span text:style-name="Strong_20_Emphasis"><text:span text:style-name="T40">S</text:span></text:span><text:span text:style-name="Strong_20_Emphasis"><text:span text:style-name="T43">cenariusz aplikacji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41">2.2. </text:span></text:span><text:span text:style-name="Strong_20_Emphasis"><text:span text:style-name="T40">Przedstawienie</text:span></text:span><text:span text:style-name="Strong_20_Emphasis"><text:span text:style-name="T43"> obiektów reprezentujących narzędzia </text:span></text:span><text:span text:style-name="Strong_20_Emphasis"><text:span text:style-name="T41">i powierzchnie(reprezentacja skóry) </text:span></text:span><text:span text:style-name="Strong_20_Emphasis"><text:span text:style-name="T43">wykorzystane do przeprowadzenia symulacji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41">2.3. </text:span></text:span><text:span text:style-name="Strong_20_Emphasis"><text:span text:style-name="T43">Omówienie mechanizmów </text:span></text:span><text:span text:style-name="Strong_20_Emphasis"><text:span text:style-name="T40">i systemów</text:span></text:span><text:span text:style-name="Strong_20_Emphasis"><text:span text:style-name="T43"> odpowiedzialnych za zachowania odpowi</text:span></text:span><text:span text:style-name="Strong_20_Emphasis"><text:span text:style-name="T41">adające</text:span></text:span><text:span text:style-name="Strong_20_Emphasis"><text:span text:style-name="T43"> obiekt</text:span></text:span><text:span text:style-name="Strong_20_Emphasis"><text:span text:style-name="T41">om</text:span></text:span><text:span text:style-name="Strong_20_Emphasis"><text:span text:style-name="T43">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50">Rozdział III. </text:span></text:span><text:span text:style-name="Strong_20_Emphasis"><text:span text:style-name="T43">Technologia VR –</text:span></text:span><text:span text:style-name="Strong_20_Emphasis"><text:span text:style-name="T44"> Omówienie wybranego sprzętu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41">3.1. </text:span></text:span><text:span text:style-name="Strong_20_Emphasis"><text:span text:style-name="T40">Etap konfiguracji: konfiguracja wybranego sprzętu w technologii VR </text:span></text:span><text:span text:style-name="Strong_20_Emphasis"><text:span text:style-name="T41">z silnikiem </text:span></text:span><text:span text:style-name="Strong_20_Emphasis"><text:span text:style-name="T40">Unity. 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51">3.2. </text:span></text:span><text:span text:style-name="Strong_20_Emphasis"><text:span text:style-name="T44">O</text:span></text:span><text:span text:style-name="Strong_20_Emphasis"><text:span text:style-name="T41">cena sprawności i </text:span></text:span><text:span text:style-name="Strong_20_Emphasis"><text:span text:style-name="T51">celów założonej aplikacji</text:span></text:span><text:span text:style-name="Strong_20_Emphasis"><text:span text:style-name="T41">. 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2"><text:span text:style-name="Strong_20_Emphasis"><text:span text:style-name="T42">Rozdział I</text:span></text:span><text:span text:style-name="Strong_20_Emphasis"><text:span text:style-name="T45">V</text:span></text:span><text:span text:style-name="Strong_20_Emphasis"><text:span text:style-name="T42">.</text:span></text:span><text:span text:style-name="Strong_20_Emphasis"><text:span text:style-name="T43"> </text:span></text:span><text:span text:style-name="Strong_20_Emphasis"><text:span text:style-name="T46">Osiągnięte</text:span></text:span><text:span text:style-name="Strong_20_Emphasis"><text:span text:style-name="T45"> funkcjonalności</text:span></text:span><text:span text:style-name="Strong_20_Emphasis"><text:span text:style-name="T44">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5">4.1.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2"><text:span text:style-name="Strong_20_Emphasis"><text:span text:style-name="T42">Rozdział </text:span></text:span><text:span text:style-name="Strong_20_Emphasis"><text:span text:style-name="T45">V</text:span></text:span><text:span text:style-name="Strong_20_Emphasis"><text:span text:style-name="T42">.</text:span></text:span><text:span text:style-name="Strong_20_Emphasis"><text:span text:style-name="T43"> </text:span></text:span><text:span text:style-name="Strong_20_Emphasis"><text:span text:style-name="T45">Zastosowania dla innych branż</text:span></text:span><text:span text:style-name="Strong_20_Emphasis"><text:span text:style-name="T44">.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1" office:value-type="string">
            <text:p text:style-name="P15">5.1.</text:p>
          </table:table-cell>
          <table:table-cell table:style-name="Tableau1.A1" office:value-type="string">
            <text:p text:style-name="P20">Str.4</text:p>
          </table:table-cell>
        </table:table-row>
        <table:table-row table:style-name="Tableau1.2">
          <table:table-cell table:style-name="Tableau1.A1" office:value-type="string">
            <text:p text:style-name="P14"><text:span text:style-name="Strong_20_Emphasis"><text:span text:style-name="T17"/></text:span></text:p>
          </table:table-cell>
          <table:table-cell table:style-name="Tableau1.A1" office:value-type="string">
            <text:p text:style-name="P20"/>
          </table:table-cell>
        </table:table-row>
        <table:table-row>
          <table:table-cell table:style-name="Tableau1.A1" office:value-type="string">
            <text:p text:style-name="P14"><text:span text:style-name="Strong_20_Emphasis"><text:span text:style-name="T49">Zakończenie</text:span></text:span></text:p>
          </table:table-cell>
          <table:table-cell table:style-name="Tableau1.A1" office:value-type="string">
            <text:p text:style-name="P20">Str.4</text:p>
          </table:table-cell>
        </table:table-row>
        <table:table-row>
          <table:table-cell table:style-name="Tableau1.A23" office:value-type="string">
            <text:p text:style-name="P14"><text:span text:style-name="Strong_20_Emphasis"><text:span text:style-name="T49">Bibliografia</text:span></text:span></text:p>
          </table:table-cell>
          <table:table-cell table:style-name="Tableau1.A23" office:value-type="string">
            <text:p text:style-name="P20">Str.4</text:p>
          </table:table-cell>
        </table:table-row>
      </table:table>
      <text:p text:style-name="P2"><text:span text:style-name="Strong_20_Emphasis"><text:span text:style-name="T19"/></text:span></text:p>
      <text:p text:style-name="P16"><text:span text:style-name="Strong_20_Emphasis"><text:span text:style-name="T48">Wstęp</text:span></text:span></text:p>
      <text:p text:style-name="P2"><text:span text:style-name="Strong_20_Emphasis"><text:span text:style-name="T20"/></text:span></text:p>
      <text:p text:style-name="P23"><text:span text:style-name="Strong_20_Emphasis"><text:span text:style-name="T27">W</text:span></text:span><text:span text:style-name="Strong_20_Emphasis"><text:span text:style-name="T28">yjaśnienie tytułu pracy i uzasadn</text:span></text:span><text:span text:style-name="Strong_20_Emphasis"><text:span text:style-name="T29">ienie</text:span></text:span><text:span text:style-name="Strong_20_Emphasis"><text:span text:style-name="T28"> aktualność tematu.</text:span></text:span></text:p>
      <text:p text:style-name="P30"><text:span text:style-name="Strong_20_Emphasis"><text:span text:style-name="T21">W</text:span></text:span><text:span text:style-name="Strong_20_Emphasis"><text:span text:style-name="T20">yjaśnienie terminów: symulacja medyczna </text:span></text:span><text:span text:style-name="Strong_20_Emphasis"><text:span text:style-name="T21">i</text:span></text:span><text:span text:style-name="Strong_20_Emphasis"><text:span text:style-name="T20"> zakładanie szwów. </text:span></text:span></text:p>
      <text:p text:style-name="P30"><text:span text:style-name="Strong_20_Emphasis"><text:span text:style-name="T21">Uzasadnie</text:span></text:span><text:span text:style-name="Strong_20_Emphasis"><text:span text:style-name="T22">nie</text:span></text:span><text:span text:style-name="Strong_20_Emphasis"><text:span text:style-name="T21"> wyboru </text:span></text:span><text:span text:style-name="Strong_20_Emphasis"><text:span text:style-name="T20">technologi</text:span></text:span><text:span text:style-name="Strong_20_Emphasis"><text:span text:style-name="T21">i</text:span></text:span><text:span text:style-name="Strong_20_Emphasis"><text:span text:style-name="T20"> V</text:span></text:span><text:span text:style-name="Strong_20_Emphasis"><text:span text:style-name="T21">R i</text:span></text:span><text:span text:style-name="Strong_20_Emphasis"><text:span text:style-name="T20"> silnik</text:span></text:span><text:span text:style-name="Strong_20_Emphasis"><text:span text:style-name="T21">a</text:span></text:span><text:span text:style-name="Strong_20_Emphasis"><text:span text:style-name="T20"> Unity.</text:span></text:span></text:p>
      <text:p text:style-name="P23"><text:span text:style-name="Strong_20_Emphasis"><text:span text:style-name="T20">Uzasadnić aktualność tematu: </text:span></text:span><text:span text:style-name="Strong_20_Emphasis"><text:span text:style-name="T21">wyniki badań ukazujące korzyści płynące ze stosowania szkoleń medycznych w technologii VR zestawione ze statystykami wykorzystywania tej technologii do szkolenia personelu </text:span></text:span><text:span text:style-name="Strong_20_Emphasis"><text:span text:style-name="T23">medycznego</text:span></text:span><text:span text:style-name="Strong_20_Emphasis"><text:span text:style-name="T21">;</text:span></text:span><text:span text:style-name="Strong_20_Emphasis"><text:span text:style-name="T20"> </text:span></text:span><text:span text:style-name="Strong_20_Emphasis"><text:span text:style-name="T21">przewidywania rynkowe ukazujące prognozowany wzrost </text:span></text:span><text:span text:style-name="Strong_20_Emphasis"><text:span text:style-name="T24">rynku produkcji w</text:span></text:span><text:span text:style-name="Strong_20_Emphasis"><text:span text:style-name="T21"> technologii VR.</text:span></text:span></text:p>
      <text:p text:style-name="P23"><text:span text:style-name="Strong_20_Emphasis"><text:span text:style-name="T21"/></text:span></text:p>
      <text:p text:style-name="P2"><text:span text:style-name="Strong_20_Emphasis"><text:span text:style-name="T32">Cel pracy</text:span></text:span></text:p>
      <text:p text:style-name="P8"><text:span text:style-name="Strong_20_Emphasis"><text:span text:style-name="T33">Studium możliwości wykorzystania silnika Unity i technologii VR w tworzeniu symulacji medycznej zakładania szwów.</text:span></text:span></text:p>
      <text:p text:style-name="P3"><text:span text:style-name="Strong_20_Emphasis"><text:span text:style-name="T30"/></text:span></text:p>
      <text:p text:style-name="P2"><text:span text:style-name="Strong_20_Emphasis"><text:span text:style-name="T32">Tezy</text:span></text:span></text:p>
      <text:p text:style-name="P31"><text:span text:style-name="Strong_20_Emphasis"><text:span text:style-name="T55">Wykorzystanie systemów i mechanizmów silnika Unity do wytworzenia obiektów potrzebnych do stworzenia symulacji medycznej zakładni</text:span></text:span><text:span text:style-name="Strong_20_Emphasis"><text:span text:style-name="T56">a</text:span></text:span><text:span text:style-name="Strong_20_Emphasis"><text:span text:style-name="T55"> szwów w technologii VR.</text:span></text:span></text:p>
      <text:p text:style-name="P4"><text:span text:style-name="Strong_20_Emphasis"><text:span text:style-name="T31"/></text:span></text:p>
      <text:p text:style-name="P2"><text:span text:style-name="Strong_20_Emphasis"><text:span text:style-name="T32">Przedstawienie i uzasadnienie rozdziałów występujących w pracy</text:span></text:span></text:p>
      <text:p text:style-name="P9"><text:span text:style-name="Strong_20_Emphasis"><text:span text:style-name="T34">- </text:span></text:span><text:span text:style-name="Strong_20_Emphasis"><text:span text:style-name="T35">Omówienie </text:span></text:span><text:span text:style-name="Strong_20_Emphasis"><text:span text:style-name="T36">praktyk medycznych stosowanych przy zszywaniu ran</text:span></text:span><text:span text:style-name="Strong_20_Emphasis"><text:span text:style-name="T37">.</text:span></text:span><text:span text:style-name="Strong_20_Emphasis"><text:span text:style-name="T38"> – Rozdział traktujący o </text:span></text:span><text:span text:style-name="Strong_20_Emphasis"><text:span text:style-name="T33">wiedzy medycznej, podłożu merytorycznym aplikacji.</text:span></text:span></text:p>
      <text:p text:style-name="P2"><text:span text:style-name="Strong_20_Emphasis"><text:span text:style-name="T34">- </text:span></text:span><text:span text:style-name="Strong_20_Emphasis"><text:span text:style-name="T33">Tworzenie aplikacji w Unity – Omówienie aplikacji z punktu widzenia środowiska w jakim jest wytwarzana. </text:span></text:span><text:span text:style-name="Strong_20_Emphasis"><text:span text:style-name="T39">Elementy kodu, wykorzystane IDE, zastosowane biblioteki, omówienie state machine, algorytmów.</text:span></text:span></text:p>
      <text:p text:style-name="P23"><text:span text:style-name="Strong_20_Emphasis"><text:span text:style-name="T20">- </text:span></text:span><text:span text:style-name="Strong_20_Emphasis"><text:span text:style-name="T25">Technologia VR – </text:span></text:span><text:span text:style-name="Strong_20_Emphasis"><text:span text:style-name="T26">Konfiguracja i eksploatacja aplikacji na urządzeniu do VR.</text:span></text:span></text:p>
      <text:p text:style-name="P2"><text:span text:style-name="Strong_20_Emphasis"><text:span text:style-name="T20"/></text:span></text:p>
      <text:p text:style-name="P2"><text:span text:style-name="Strong_20_Emphasis"><text:span text:style-name="T48">Rozdziały i podrozdziały</text:span></text:span></text:p>
      <text:p text:style-name="P1"/>
      <text:p text:style-name="P25"><text:span text:style-name="Strong_20_Emphasis"><text:span text:style-name="T9">Rozdział I. </text:span></text:span><text:span text:style-name="Strong_20_Emphasis"><text:span text:style-name="T1">Omówienie </text:span></text:span><text:span text:style-name="Strong_20_Emphasis"><text:span text:style-name="T9">praktyk medycznych stosowanych przy zszywaniu ran</text:span></text:span><text:span text:style-name="Strong_20_Emphasis"><text:span text:style-name="T3">.</text:span></text:span></text:p>
      <text:p text:style-name="P29"><text:span text:style-name="Strong_20_Emphasis"><text:span text:style-name="T13">1.1. Wprowadzenie i uzasadnienie wyboru.</text:span></text:span></text:p>
      <text:p text:style-name="P25"><text:span text:style-name="Strong_20_Emphasis"><text:span text:style-name="T3">1.</text:span></text:span><text:span text:style-name="Strong_20_Emphasis"><text:span text:style-name="T13">2</text:span></text:span><text:span text:style-name="Strong_20_Emphasis"><text:span text:style-name="T3">. Metody i przyrządy stosowane w medycynie.</text:span></text:span></text:p>
      <text:p text:style-name="P25"><text:span text:style-name="Strong_20_Emphasis"><text:span text:style-name="T3">1.</text:span></text:span><text:span text:style-name="Strong_20_Emphasis"><text:span text:style-name="T13">3</text:span></text:span><text:span text:style-name="Strong_20_Emphasis"><text:span text:style-name="T3">. Uzasadnienie wybranych metod</text:span></text:span></text:p>
      <text:p text:style-name="P5"><text:span text:style-name="Strong_20_Emphasis"><text:span text:style-name="T18"/></text:span></text:p>
      <text:p text:style-name="P24"><text:span text:style-name="Strong_20_Emphasis"><text:span text:style-name="T10">Rozdział II.</text:span></text:span><text:span text:style-name="Strong_20_Emphasis"><text:span text:style-name="T1"> Tworzenie aplikacji </text:span></text:span><text:span text:style-name="Strong_20_Emphasis"><text:span text:style-name="T3">w Unity – </text:span></text:span><text:span text:style-name="Strong_20_Emphasis"><text:span text:style-name="T2">Uzasadnienie wyboru</text:span></text:span></text:p>
      <text:p text:style-name="P25"><text:span text:style-name="Strong_20_Emphasis"><text:span text:style-name="T3">2.1. </text:span></text:span><text:span text:style-name="Strong_20_Emphasis"><text:span text:style-name="T4">S</text:span></text:span><text:span text:style-name="Strong_20_Emphasis"><text:span text:style-name="T3">cenariusz aplikacji.</text:span></text:span></text:p>
      <text:p text:style-name="P25"><text:span text:style-name="Strong_20_Emphasis"><text:span text:style-name="T3">2.2. </text:span></text:span><text:span text:style-name="Strong_20_Emphasis"><text:span text:style-name="T4">Przedstawienie</text:span></text:span><text:span text:style-name="Strong_20_Emphasis"><text:span text:style-name="T3"> obiektów reprezentujących narzędzia </text:span></text:span><text:span text:style-name="Strong_20_Emphasis"><text:span text:style-name="T7">i powierzchnie(reprezentacja skóry) </text:span></text:span><text:span text:style-name="Strong_20_Emphasis"><text:span text:style-name="T3">wykorzystane do przeprowadzenia symulacji.</text:span></text:span></text:p>
      <text:p text:style-name="P25"><text:span text:style-name="Strong_20_Emphasis"><text:span text:style-name="T3">2.3. Omówienie mechanizmów </text:span></text:span><text:span text:style-name="Strong_20_Emphasis"><text:span text:style-name="T4">i systemów</text:span></text:span><text:span text:style-name="Strong_20_Emphasis"><text:span text:style-name="T3"> odpowiedzialnych za zachowania odpowi</text:span></text:span><text:span text:style-name="Strong_20_Emphasis"><text:span text:style-name="T7">adające</text:span></text:span><text:span text:style-name="Strong_20_Emphasis"><text:span text:style-name="T3"> obiekt</text:span></text:span><text:span text:style-name="Strong_20_Emphasis"><text:span text:style-name="T7">om</text:span></text:span><text:span text:style-name="Strong_20_Emphasis"><text:span text:style-name="T3">.</text:span></text:span></text:p>
      <text:p text:style-name="P25"><text:span text:style-name="Strong_20_Emphasis"><text:span text:style-name="T3"/></text:span></text:p>
      <text:p text:style-name="P5"><text:span text:style-name="Strong_20_Emphasis"><text:span text:style-name="Strong_20_Emphasis"><text:span text:style-name="T42">Rozdział III.</text:span></text:span></text:span><text:span text:style-name="Strong_20_Emphasis"><text:span text:style-name="Strong_20_Emphasis"><text:span text:style-name="T43"> Technologia VR –</text:span></text:span></text:span><text:span text:style-name="Strong_20_Emphasis"><text:span text:style-name="Strong_20_Emphasis"><text:span text:style-name="T44"> Omówienie wybranego sprzętu.</text:span></text:span></text:span></text:p>
      <text:p text:style-name="P35"><text:span text:style-name="Strong_20_Emphasis"><text:span text:style-name="T53">3.1. Przegląd </text:span></text:span><text:span text:style-name="Strong_20_Emphasis"><text:span text:style-name="T54">urządzeń do wirtualnej rzeczywistości</text:span></text:span><text:span text:style-name="Strong_20_Emphasis"><text:span text:style-name="T53"> pod kątem ich przydatności w przeprowadzaniu symulacji medycznych.</text:span></text:span></text:p>
      <text:p text:style-name="P10"><text:span text:style-name="Strong_20_Emphasis"><text:span text:style-name="T40">3.</text:span></text:span><text:span text:style-name="Strong_20_Emphasis"><text:span text:style-name="T53">2</text:span></text:span><text:span text:style-name="Strong_20_Emphasis"><text:span text:style-name="T40">. Etap konfiguracji: konfiguracja wybranego sprzętu w technologii VR </text:span></text:span><text:span text:style-name="Strong_20_Emphasis"><text:span text:style-name="T41">z silnikiem </text:span></text:span><text:span text:style-name="Strong_20_Emphasis"><text:span text:style-name="T40">Unity. </text:span></text:span></text:p>
      <text:p text:style-name="Text_20_body"><text:span text:style-name="Strong_20_Emphasis"><text:span text:style-name="T4">3.</text:span></text:span><text:span text:style-name="Strong_20_Emphasis"><text:span text:style-name="T15">3</text:span></text:span><text:span text:style-name="Strong_20_Emphasis"><text:span text:style-name="T4">. </text:span></text:span><text:span text:style-name="Strong_20_Emphasis"><text:span text:style-name="T5">O</text:span></text:span><text:span text:style-name="Strong_20_Emphasis"><text:span text:style-name="T7">cena sprawności i </text:span></text:span><text:span text:style-name="Strong_20_Emphasis"><text:span text:style-name="T9">celów założonej aplikacji</text:span></text:span><text:span text:style-name="Strong_20_Emphasis"><text:span text:style-name="T7">.</text:span></text:span></text:p>
      <text:p text:style-name="P26"><text:span text:style-name="Strong_20_Emphasis"><text:span text:style-name="T2"/></text:span></text:p>
      <text:p text:style-name="P27"><text:span text:style-name="Strong_20_Emphasis"><text:span text:style-name="T10">Rozdział I</text:span></text:span><text:span text:style-name="Strong_20_Emphasis"><text:span text:style-name="T11">V</text:span></text:span><text:span text:style-name="Strong_20_Emphasis"><text:span text:style-name="T10">.</text:span></text:span><text:span text:style-name="Strong_20_Emphasis"><text:span text:style-name="T3"> </text:span></text:span><text:span text:style-name="Strong_20_Emphasis"><text:span text:style-name="T12">Osiągnięte</text:span></text:span><text:span text:style-name="Strong_20_Emphasis"><text:span text:style-name="T11"> funkcjonalności</text:span></text:span><text:span text:style-name="Strong_20_Emphasis"><text:span text:style-name="T5">.</text:span></text:span></text:p>
      <text:p text:style-name="P27"><text:span text:style-name="Strong_20_Emphasis"><text:span text:style-name="T11">4</text:span></text:span><text:span text:style-name="Strong_20_Emphasis"><text:span text:style-name="T4">.1. <text:s/></text:span></text:span><text:span text:style-name="Strong_20_Emphasis"><text:span text:style-name="T14">Aspekt użytkownika i wpływ na użytkownika – skrócenie czasu nauki dla studentów i poczatkujących</text:span></text:span></text:p>
      <text:p text:style-name="P27"><text:span text:style-name="Strong_20_Emphasis"><text:span text:style-name="T7"/></text:span></text:p>
      <text:p text:style-name="P27"><text:span text:style-name="Strong_20_Emphasis"><text:span text:style-name="T10">Rozdział </text:span></text:span><text:span text:style-name="Strong_20_Emphasis"><text:span text:style-name="T11">V</text:span></text:span><text:span text:style-name="Strong_20_Emphasis"><text:span text:style-name="T10">.</text:span></text:span><text:span text:style-name="Strong_20_Emphasis"><text:span text:style-name="T3"> </text:span></text:span><text:span text:style-name="Strong_20_Emphasis"><text:span text:style-name="T11">Zastosowania dla innych branż</text:span></text:span><text:span text:style-name="Strong_20_Emphasis"><text:span text:style-name="T5">.</text:span></text:span></text:p>
      <text:p text:style-name="P27"><text:soft-page-break/><text:span text:style-name="Strong_20_Emphasis"><text:span text:style-name="T11">5</text:span></text:span><text:span text:style-name="Strong_20_Emphasis"><text:span text:style-name="T4">.1. </text:span></text:span><text:span text:style-name="Strong_20_Emphasis"><text:span text:style-name="T14">Jakie inne zastosowania w przemyśle i inne branże: elektronika – łączenie elementów, nauka robienia węzłów, medycyna, branża szkoleniowa</text:span></text:span></text:p>
      <text:p text:style-name="P28"><text:span text:style-name="Strong_20_Emphasis"><text:span text:style-name="T6"/></text:span></text:p>
      <text:p text:style-name="P28"><text:span text:style-name="Strong_20_Emphasis"><text:span text:style-name="T6">Z</text:span></text:span><text:span text:style-name="Strong_20_Emphasis"><text:span text:style-name="T1">a</text:span></text:span><text:span text:style-name="Strong_20_Emphasis"><text:span text:style-name="T6">kończenie</text:span></text:span></text:p>
      <text:p text:style-name="P7"><text:span text:style-name="Strong_20_Emphasis"><text:span text:style-name="T17"/></text:span></text:p>
      <text:p text:style-name="P9"><text:span text:style-name="Strong_20_Emphasis"><text:span text:style-name="T41">Ocena powodzenia bądź niepowodzenia przeprowadzonej próby stworzenia aplikacji. </text:span></text:span></text:p>
      <text:p text:style-name="P9"><text:span text:style-name="Strong_20_Emphasis"><text:span text:style-name="T51">Niepowodzenie: E</text:span></text:span><text:span text:style-name="Strong_20_Emphasis"><text:span text:style-name="T41">wentualne uzasadnienia niepowodzenia </text:span></text:span><text:span text:style-name="Strong_20_Emphasis"><text:span text:style-name="T51">i propozycje innych rozwiązań.</text:span></text:span></text:p>
      <text:p text:style-name="P9"><text:span text:style-name="Strong_20_Emphasis"><text:span text:style-name="T51">Powodzenie: </text:span></text:span><text:span text:style-name="Strong_20_Emphasis"><text:span text:style-name="T44">Wskazanie możliwości rozwoju i </text:span></text:span><text:span text:style-name="Strong_20_Emphasis"><text:span text:style-name="T41">przyszłych zastosowań opracowanych funkcjonalności.</text:span></text:span></text:p>
      <text:p text:style-name="P6"><text:span text:style-name="Strong_20_Emphasis"><text:span text:style-name="T16"/></text:span></text:p>
      <text:p text:style-name="P24"><text:span text:style-name="Strong_20_Emphasis"><text:span text:style-name="T6">Bibliografi</text:span></text:span><text:span text:style-name="Strong_20_Emphasis"><text:span text:style-name="T1">a</text:span></text:span></text:p>
      <text:p text:style-name="P27"><text:span text:style-name="Strong_20_Emphasis"><text:span text:style-name="T11">Nazwisko Pełne Imię/ Nazwisko Imię skrót - konsekwentnie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cturneSerif-Regular" svg:font-family="NocturneSerif-Regular" style:font-family-generic="roman" style:font-pitch="variable"/>
    <style:font-face style:name="NocturneSerif-Regular1" svg:font-family="NocturneSerif-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369" style:display-name="ListLabel 369" style:family="text"/>
    <style:style style:name="ListLabel_20_368" style:display-name="ListLabel 368" style:family="text"/>
    <style:style style:name="ListLabel_20_367" style:display-name="ListLabel 367" style:family="text"/>
    <style:style style:name="ListLabel_20_366" style:display-name="ListLabel 366" style:family="text"/>
    <style:style style:name="ListLabel_20_365" style:display-name="ListLabel 365" style:family="text"/>
    <style:style style:name="ListLabel_20_364" style:display-name="ListLabel 364" style:family="text"/>
    <style:style style:name="ListLabel_20_363" style:display-name="ListLabel 363" style:family="text"/>
    <style:style style:name="ListLabel_20_362" style:display-name="ListLabel 362" style:family="text"/>
    <style:style style:name="ListLabel_20_361" style:display-name="ListLabel 361" style:family="text"/>
    <style:style style:name="ListLabel_20_360" style:display-name="ListLabel 360" style:family="text"/>
    <style:style style:name="ListLabel_20_359" style:display-name="ListLabel 359" style:family="text"/>
    <style:style style:name="ListLabel_20_358" style:display-name="ListLabel 358" style:family="text"/>
    <style:style style:name="ListLabel_20_357" style:display-name="ListLabel 357" style:family="text"/>
    <style:style style:name="ListLabel_20_356" style:display-name="ListLabel 356" style:family="text"/>
    <style:style style:name="ListLabel_20_355" style:display-name="ListLabel 355" style:family="text"/>
    <style:style style:name="ListLabel_20_354" style:display-name="ListLabel 354" style:family="text"/>
    <style:style style:name="ListLabel_20_353" style:display-name="ListLabel 353" style:family="text"/>
    <style:style style:name="ListLabel_20_352" style:display-name="ListLabel 352" style:family="text"/>
    <style:style style:name="ListLabel_20_351" style:display-name="ListLabel 351" style:family="text"/>
    <style:style style:name="ListLabel_20_350" style:display-name="ListLabel 350" style:family="text"/>
    <style:style style:name="ListLabel_20_349" style:display-name="ListLabel 349" style:family="text"/>
    <style:style style:name="ListLabel_20_348" style:display-name="ListLabel 348" style:family="text"/>
    <style:style style:name="ListLabel_20_347" style:display-name="ListLabel 347" style:family="text"/>
    <style:style style:name="ListLabel_20_346" style:display-name="ListLabel 346" style:family="text"/>
    <style:style style:name="ListLabel_20_345" style:display-name="ListLabel 345" style:family="text"/>
    <style:style style:name="ListLabel_20_344" style:display-name="ListLabel 344" style:family="text"/>
    <style:style style:name="ListLabel_20_343" style:display-name="ListLabel 343" style:family="text"/>
    <style:style style:name="ListLabel_20_342" style:display-name="ListLabel 342" style:family="text"/>
    <style:style style:name="ListLabel_20_341" style:display-name="ListLabel 341" style:family="text"/>
    <style:style style:name="ListLabel_20_340" style:display-name="ListLabel 340" style:family="text"/>
    <style:style style:name="ListLabel_20_339" style:display-name="ListLabel 339" style:family="text"/>
    <style:style style:name="ListLabel_20_338" style:display-name="ListLabel 338" style:family="text"/>
    <style:style style:name="ListLabel_20_337" style:display-name="ListLabel 337" style:family="text"/>
    <style:style style:name="ListLabel_20_336" style:display-name="ListLabel 336" style:family="text"/>
    <style:style style:name="ListLabel_20_335" style:display-name="ListLabel 335" style:family="text"/>
    <style:style style:name="ListLabel_20_334" style:display-name="ListLabel 334" style:family="text"/>
    <style:style style:name="ListLabel_20_333" style:display-name="ListLabel 333" style:family="text"/>
    <style:style style:name="ListLabel_20_332" style:display-name="ListLabel 332" style:family="text"/>
    <style:style style:name="ListLabel_20_331" style:display-name="ListLabel 331" style:family="text"/>
    <style:style style:name="ListLabel_20_330" style:display-name="ListLabel 330" style:family="text"/>
    <style:style style:name="ListLabel_20_329" style:display-name="ListLabel 329" style:family="text"/>
    <style:style style:name="ListLabel_20_328" style:display-name="ListLabel 328" style:family="text"/>
    <style:style style:name="ListLabel_20_327" style:display-name="ListLabel 327" style:family="text"/>
    <style:style style:name="ListLabel_20_326" style:display-name="ListLabel 326" style:family="text"/>
    <style:style style:name="ListLabel_20_325" style:display-name="ListLabel 325" style:family="text"/>
    <style:style style:name="ListLabel_20_324" style:display-name="ListLabel 324" style:family="text"/>
    <style:style style:name="ListLabel_20_323" style:display-name="ListLabel 323" style:family="text"/>
    <style:style style:name="ListLabel_20_322" style:display-name="ListLabel 322" style:family="text"/>
    <style:style style:name="ListLabel_20_321" style:display-name="ListLabel 321" style:family="text"/>
    <style:style style:name="ListLabel_20_320" style:display-name="ListLabel 320" style:family="text"/>
    <style:style style:name="ListLabel_20_319" style:display-name="ListLabel 319" style:family="text"/>
    <style:style style:name="ListLabel_20_318" style:display-name="ListLabel 318" style:family="text"/>
    <style:style style:name="ListLabel_20_317" style:display-name="ListLabel 317" style:family="text"/>
    <style:style style:name="ListLabel_20_316" style:display-name="ListLabel 316" style:family="text"/>
    <style:style style:name="ListLabel_20_315" style:display-name="ListLabel 315" style:family="text"/>
    <style:style style:name="ListLabel_20_314" style:display-name="ListLabel 314" style:family="text"/>
    <style:style style:name="ListLabel_20_313" style:display-name="ListLabel 313" style:family="text"/>
    <style:style style:name="ListLabel_20_312" style:display-name="ListLabel 312" style:family="text"/>
    <style:style style:name="ListLabel_20_311" style:display-name="ListLabel 311" style:family="text"/>
    <style:style style:name="ListLabel_20_310" style:display-name="ListLabel 310" style:family="text"/>
    <style:style style:name="ListLabel_20_309" style:display-name="ListLabel 309" style:family="text"/>
    <style:style style:name="ListLabel_20_308" style:display-name="ListLabel 308" style:family="text"/>
    <style:style style:name="ListLabel_20_307" style:display-name="ListLabel 307" style:family="text"/>
    <style:style style:name="ListLabel_20_306" style:display-name="ListLabel 306" style:family="text"/>
    <style:style style:name="ListLabel_20_305" style:display-name="ListLabel 305" style:family="text"/>
    <style:style style:name="ListLabel_20_304" style:display-name="ListLabel 304" style:family="text"/>
    <style:style style:name="ListLabel_20_303" style:display-name="ListLabel 303" style:family="text"/>
    <style:style style:name="ListLabel_20_302" style:display-name="ListLabel 302" style:family="text"/>
    <style:style style:name="ListLabel_20_301" style:display-name="ListLabel 301" style:family="text"/>
    <style:style style:name="ListLabel_20_300" style:display-name="ListLabel 300" style:family="text"/>
    <style:style style:name="ListLabel_20_299" style:display-name="ListLabel 299" style:family="text"/>
    <style:style style:name="ListLabel_20_298" style:display-name="ListLabel 298" style:family="text"/>
    <style:style style:name="ListLabel_20_297" style:display-name="ListLabel 297" style:family="text"/>
    <style:style style:name="ListLabel_20_296" style:display-name="ListLabel 296" style:family="text"/>
    <style:style style:name="ListLabel_20_295" style:display-name="ListLabel 295" style:family="text"/>
    <style:style style:name="ListLabel_20_294" style:display-name="ListLabel 294" style:family="text"/>
    <style:style style:name="ListLabel_20_293" style:display-name="ListLabel 293" style:family="text"/>
    <style:style style:name="ListLabel_20_292" style:display-name="ListLabel 292" style:family="text"/>
    <style:style style:name="ListLabel_20_291" style:display-name="ListLabel 291" style:family="text"/>
    <style:style style:name="ListLabel_20_290" style:display-name="ListLabel 290" style:family="text"/>
    <style:style style:name="ListLabel_20_289" style:display-name="ListLabel 289" style:family="text"/>
    <style:style style:name="ListLabel_20_288" style:display-name="ListLabel 288" style:family="text"/>
    <style:style style:name="ListLabel_20_287" style:display-name="ListLabel 287" style:family="text"/>
    <style:style style:name="ListLabel_20_286" style:display-name="ListLabel 286" style:family="text"/>
    <style:style style:name="ListLabel_20_285" style:display-name="ListLabel 285" style:family="text"/>
    <style:style style:name="ListLabel_20_284" style:display-name="ListLabel 284" style:family="text"/>
    <style:style style:name="ListLabel_20_283" style:display-name="ListLabel 283" style:family="text"/>
    <style:style style:name="ListLabel_20_282" style:display-name="ListLabel 282" style:family="text"/>
    <style:style style:name="ListLabel_20_281" style:display-name="ListLabel 281" style:family="text"/>
    <style:style style:name="ListLabel_20_280" style:display-name="ListLabel 280" style:family="text"/>
    <style:style style:name="ListLabel_20_279" style:display-name="ListLabel 279" style:family="text"/>
    <style:style style:name="ListLabel_20_278" style:display-name="ListLabel 278" style:family="text"/>
    <style:style style:name="ListLabel_20_277" style:display-name="ListLabel 277" style:family="text"/>
    <style:style style:name="ListLabel_20_276" style:display-name="ListLabel 276" style:family="text"/>
    <style:style style:name="ListLabel_20_275" style:display-name="ListLabel 275" style:family="text"/>
    <style:style style:name="ListLabel_20_274" style:display-name="ListLabel 274" style:family="text"/>
    <style:style style:name="ListLabel_20_273" style:display-name="ListLabel 273" style:family="text"/>
    <style:style style:name="ListLabel_20_272" style:display-name="ListLabel 272" style:family="text"/>
    <style:style style:name="ListLabel_20_271" style:display-name="ListLabel 271" style:family="text"/>
    <style:style style:name="ListLabel_20_270" style:display-name="ListLabel 270" style:family="text"/>
    <style:style style:name="ListLabel_20_269" style:display-name="ListLabel 269" style:family="text"/>
    <style:style style:name="ListLabel_20_268" style:display-name="ListLabel 268" style:family="text"/>
    <style:style style:name="ListLabel_20_267" style:display-name="ListLabel 267" style:family="text"/>
    <style:style style:name="ListLabel_20_266" style:display-name="ListLabel 266" style:family="text"/>
    <style:style style:name="ListLabel_20_265" style:display-name="ListLabel 265" style:family="text"/>
    <style:style style:name="ListLabel_20_264" style:display-name="ListLabel 264" style:family="text"/>
    <style:style style:name="ListLabel_20_263" style:display-name="ListLabel 263" style:family="text"/>
    <style:style style:name="ListLabel_20_262" style:display-name="ListLabel 262" style:family="text"/>
    <style:style style:name="ListLabel_20_261" style:display-name="ListLabel 261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11:27:55.901000000</meta:creation-date>
    <dc:date>2024-10-05T15:22:58.945000000</dc:date>
    <meta:editing-duration>P1DT4H7M36S</meta:editing-duration>
    <meta:editing-cycles>20</meta:editing-cycles>
    <meta:generator>LibreOffice/24.2.5.2$Windows_X86_64 LibreOffice_project/bffef4ea93e59bebbeaf7f431bb02b1a39ee8a59</meta:generator>
    <meta:document-statistic meta:table-count="1" meta:image-count="0" meta:object-count="0" meta:page-count="2" meta:paragraph-count="75" meta:word-count="464" meta:character-count="3780" meta:non-whitespace-character-count="3375"/>
  </office:meta>
</office:document-meta>
</file>